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officeooo:rsid="001f00a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/>
      <text:list text:style-name="L1">
        <text:list-item>
          <text:p text:style-name="P1"><text:span text:style-name="Strong_20_Emphasis">Distribución de la Población por Región</text:span>:</text:p>
          <text:list>
            <text:list-item>
              <text:p text:style-name="P1">¿Cuál es la distribución de la población en las diferentes regiones del mundo (por ejemplo, Asia, Europa, África)?</text:p>
            </text:list-item>
            <text:list-item>
              <text:p text:style-name="P1"><text:span text:style-name="Strong_20_Emphasis">Tipo de Gráfico</text:span>: Gráfico de Pastel o Gráfico de Burbujas.</text:p>
            </text:list-item>
          </text:list>
        </text:list-item>
        <text:list-item>
          <text:p text:style-name="P1"><text:span text:style-name="Strong_20_Emphasis">Representación de Idiomas</text:span>:</text:p>
          <text:list>
            <text:list-item>
              <text:p text:style-name="P1">¿Cuáles son los idiomas hablados en los países?</text:p>
            </text:list-item>
            <text:list-item>
              <text:p text:style-name="P1"><text:span text:style-name="Strong_20_Emphasis">Tipo de Gráfico</text:span>: Gráfico de Barras Horizontales.</text:p>
            </text:list-item>
          </text:list>
        </text:list-item>
        <text:list-item>
          <text:p text:style-name="P1"><text:span text:style-name="Strong_20_Emphasis">Representación de Zonas Horarias</text:span>:</text:p>
          <text:list>
            <text:list-item>
              <text:p text:style-name="P1">¿Cuántos países se encuentran en cada zona horaria?</text:p>
            </text:list-item>
            <text:list-item>
              <text:p text:style-name="P1"><text:span text:style-name="Strong_20_Emphasis">Tipo de Gráfico</text:span>: Gráfico de Barras Apiladas o Gráfico de Línea de Tiempo.</text:p>
            </text:list-item>
          </text:list>
        </text:list-item>
        <text:list-item>
          <text:p text:style-name="P1"><text:span text:style-name="Strong_20_Emphasis">Población vs. Área Geográfica</text:span>:</text:p>
          <text:list>
            <text:list-item>
              <text:p text:style-name="P1">¿Cómo se compara la población de un país con su área geográfica (densidad de población)?</text:p>
            </text:list-item>
            <text:list-item>
              <text:p text:style-name="P1"><text:span text:style-name="Strong_20_Emphasis">Tipo de Gráfico</text:span>: Diagrama de Dispersión o Mapa de Calor.</text:p>
            </text:list-item>
          </text:list>
        </text:list-item>
        <text:list-item>
          <text:p text:style-name="P1"><text:span text:style-name="Strong_20_Emphasis">Comparación del Número de Fronteras entre Países</text:span>:</text:p>
          <text:list>
            <text:list-item>
              <text:p text:style-name="P1">¿<text:span text:style-name="T1">Cúal es la cantidad de </text:span>fronteras con otros países y cómo se compara este número <text:span text:style-name="T1">con otros paises seleccionados</text:span>?</text:p>
            </text:list-item>
            <text:list-item>
              <text:p text:style-name="P1"><text:span text:style-name="Strong_20_Emphasis">Tipo de Gráfico</text:span>: Gráfico de Barras o Gráfico de Red.</text:p>
            </text:list-item>
          </text:list>
        </text:list-item>
      </text:list>
      <text:p text:style-name="Horizontal_20_Line"/>
      <text:h text:style-name="Heading_20_4" text:outline-level="4">Preguntas Usando la API de Open-Meteo (Datos Meteorológicos)</text:h>
      <text:list text:style-name="L2">
        <text:list-item>
          <text:p text:style-name="P2"><text:span text:style-name="Strong_20_Emphasis">Comparaciones Climáticas entre Capitales Seleccionadas</text:span>:</text:p>
          <text:list>
            <text:list-item>
              <text:p text:style-name="P2">¿Cómo varía la temperatura actual entre un grupo de capitales seleccionadas?</text:p>
            </text:list-item>
            <text:list-item>
              <text:p text:style-name="P2"><text:span text:style-name="Strong_20_Emphasis">Tipo de Gráfico</text:span>: Gráfico de Barras o Gráfico de Líneas.</text:p>
            </text:list-item>
          </text:list>
        </text:list-item>
        <text:list-item>
          <text:p text:style-name="P2"><text:span text:style-name="Strong_20_Emphasis">Población vs. Temperatura Actual en la Capital</text:span>:</text:p>
          <text:list>
            <text:list-item>
              <text:p text:style-name="P2">¿Existe alguna relación entre el tamaño de la población de un país y la temperatura actual en su capital?</text:p>
            </text:list-item>
            <text:list-item>
              <text:p text:style-name="P2"><text:span text:style-name="Strong_20_Emphasis">Tipo de Gráfico</text:span>: Diagrama de Dispersión.</text:p>
            </text:list-item>
          </text:list>
        </text:list-item>
        <text:list-item>
          <text:p text:style-name="P2"><text:span text:style-name="Strong_20_Emphasis">Relación entre Humedad y Temperatura</text:span>:</text:p>
          <text:list>
            <text:list-item>
              <text:p text:style-name="P2">¿Cómo se correlacionan la humedad relativa y la temperatura en un grupo de capitales seleccionadas?</text:p>
            </text:list-item>
            <text:list-item>
              <text:p text:style-name="P2"><text:soft-page-break/><text:span text:style-name="Strong_20_Emphasis">Tipo de Gráfico</text:span>: Diagrama de Dispersión o Gráfico de Líneas.</text:p>
            </text:list-item>
          </text:list>
        </text:list-item>
        <text:list-item>
          <text:p text:style-name="P2"><text:span text:style-name="Strong_20_Emphasis">Comparación de Lluvias entre Capitales</text:span>:</text:p>
          <text:list>
            <text:list-item>
              <text:p text:style-name="P2">¿Cómo varía la cantidad de lluvia entre un grupo de capitales seleccionadas?</text:p>
            </text:list-item>
            <text:list-item>
              <text:p text:style-name="P2"><text:span text:style-name="Strong_20_Emphasis">Tipo de Gráfico</text:span>: Gráfico de Barras.</text:p>
            </text:list-item>
          </text:list>
        </text:list-item>
        <text:list-item>
          <text:p text:style-name="P2"><text:span text:style-name="Strong_20_Emphasis">Indicador de Calentamiento Global: Cambios de Temperatura en </text:span><text:span text:style-name="Strong_20_Emphasis"><text:span text:style-name="T1">los ultimos años</text:span></text:span>:</text:p>
          <text:list>
            <text:list-item>
              <text:p text:style-name="P2">¿Cómo ha cambiado la temperatura promedio en las capitales durante l<text:span text:style-name="T1">o</text:span>s últim<text:span text:style-name="T1">o</text:span>s <text:span text:style-name="T1">años</text:span>, y esto indica tendencias de calentamiento global?</text:p>
            </text:list-item>
            <text:list-item>
              <text:p text:style-name="P2"><text:span text:style-name="Strong_20_Emphasis">Tipo de Gráfico</text:span>: Gráfico de Líneas Múltiples o Serie de Tiempo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18:34:34.862290665</meta:creation-date>
    <dc:date>2025-05-14T19:03:42.886977514</dc:date>
    <meta:editing-duration>PT1H4M36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2" meta:paragraph-count="32" meta:word-count="333" meta:character-count="1977" meta:non-whitespace-character-count="1704"/>
  </office:meta>
</office:document-meta>
</file>